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TARAZONA ILLATOPA, LUCY GRACI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47646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TARAZONA ILLATOPA, LUCY GRACIE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847646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 899 38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1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1962777</text:p>
          </table:table-cell>
          <table:table-cell table:style-name="Tabla2.D3" office:value-type="string">
            <text:p text:style-name="P17">9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00:41:5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